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a109" officeooo:paragraph-rsid="0009a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brý den pane Karle Gotte,</text:p>
      <text:p text:style-name="P1"><text:tab/>jmenuji se Vojtěch Vašek a bydlím v Děčíně. Zde navštěvuji Vyšší odbornou školu a Střední průmyslovou školu strojní, stavební a dopravní, a tímto Vás srdečně zvu na den otevřených dveří naší školy, který se koná 10. 4. od 10:00 do 17:00. Zde se seznámíte se všemi obory, které se na naší škole vyučují. Speciálně pro Vás bude připravena možnost stát se strojvůdcem na naší modelové železnici. </text:p>
      <text:p text:style-name="P1"><text:tab/>Věřím, že si den na naší škole užijete k Vaší spokojenosti.</text:p>
      <text:p text:style-name="P1">S pozdravem,</text:p>
      <text:p text:style-name="P1">Vojtěch Vaše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3-03-02T19:59:13.252742297</meta:creation-date>
    <dc:date>2023-03-02T20:16:29.152163291</dc:date>
    <dc:creator>Vojtěch Vašek</dc:creator>
    <meta:editing-duration>PT17M23S</meta:editing-duration>
    <meta:editing-cycles>1</meta:editing-cycles>
    <meta:document-statistic meta:table-count="0" meta:image-count="0" meta:object-count="0" meta:page-count="1" meta:paragraph-count="5" meta:word-count="86" meta:character-count="506" meta:non-whitespace-character-count="422"/>
    <meta:generator>LibreOffice/7.4.5.1$Linux_X86_64 LibreOffice_project/40$Build-1</meta:generator>
  </office:meta>
</office:document-meta>
</file>